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ext_20_body">greg.forties@gmail.com</text:p>
      <text:p text:style-name="Text_20_body">1902 Heatherway Ln #1B, New Lenox, IL 60451</text:p>
      <text:p text:style-name="Text_20_body">708-414-0489 (h) | 312-479-7654 (c) | greg.forties (skype)</text:p>
      <text:p text:style-name="Text_20_body">https://github.com/vinylplz | www.linkedin.com/in/gforties</text:p>
      <text:h text:style-name="Heading_20_2" text:outline-level="2">Gregory D. Forties</text:h>
      <text:h text:style-name="Heading_20_3" text:outline-level="3">Linux Administrator, Cloud Architect, Release Engineer</text:h>
      <text:h text:style-name="Heading_20_3" text:outline-level="3"><text:span text:style-name="T1">Summary</text:span></text:h>
      <text:p text:style-name="First_20_paragraph">Seasoned Linux professional with hands-on experience to many parts of the software development lifecycle, from development and testing to hosting and monitoring, with a focus on web application architecture hosting and deployment.</text:p>
      <text:h text:style-name="Heading_20_3" text:outline-level="3"><text:span text:style-name="T2">Interests</text:span></text:h>
      <text:p text:style-name="First_20_paragraph">Immutable infrastructure, agile development, continuous integration and deployment, systems and cloud architecture, tools and automation, configuration management, build and release management, self-repairing systems</text:p>
      <text:p text:style-name="Text_20_body">Outside of work, I enjoy writing, recording, and performing music. Currently, I am part of the duo the Dubsayers, a reggae-based modern take on dub music. <text:a xlink:type="simple" xlink:href="http://www.dubsayers.com" office:name=""><text:span text:style-name="Definition">http://www.dubsayers.com</text:span></text:a></text:p>
      <text:h text:style-name="Heading_20_3" text:outline-level="3"><text:span text:style-name="T3">Experience</text:span></text:h>
      <text:h text:style-name="Heading_20_4" text:outline-level="4"><text:span text:style-name="T4">Principal</text:span><text:span text:style-name="T5"> </text:span><text:span text:style-name="T6">Devops</text:span><text:span text:style-name="T7"> </text:span><text:span text:style-name="T8">Engineer</text:span><text:span text:style-name="T9"> </text:span><text:span text:style-name="T10">Interactive</text:span></text:h>
      <text:p text:style-name="First_20_paragraph">Williams Interactive | Chicago, IL<text:line-break/>January 2013 – May 2014 (1 year 5 months)</text:p>
      <text:p text:style-name="Text_20_body">Sole devops systems administrator for a white-label gambling website and mobile application, supporting a small talented agile development team.</text:p>
      <text:p text:style-name="Text_20_body">Responsibilities:</text:p>
      <text:list text:style-name="L1">
        <text:list-item>
          <text:p text:style-name="P1">Design, automate, and support a fault-tolerant, scalable, multi-AZ AWS virtual private cloud for company's "for fun" B2B gambling websites and mobile apps (snocasino.play4funnetwork.com, aplay.play4funnetwork.com, *.play4funnetwork.com)</text:p>
        </text:list-item>
        <text:list-item>
          <text:p text:style-name="P1">Provide and support common internet and intranet services including email (postfix), git (stash), DNS (Route53), continuous integration (jenkins), database administration (mysql/RDS), python web hosting (apache, django, mod_wsgi), and cloud automation (chef)</text:p>
        </text:list-item>
        <text:list-item>
          <text:p text:style-name="P1">Work closely with developers, QA testers, and management to ensure new features are written, tested, and deployed in a timely and safe manner</text:p>
        </text:list-item>
        <text:list-item>
          <text:p text:style-name="P1">Provide leadership and direction to novice team members, give training on emerging technology, and run daily scrum meetings (in the absence of management)</text:p>
        </text:list-item>
      </text:list>
      <text:p text:style-name="First_20_paragraph">Accomplishments:</text:p>
      <text:list text:style-name="L2">
        <text:list-item>
          <text:p text:style-name="P2">Transitioned development from SVN to git for code management</text:p>
        </text:list-item>
        <text:list-item>
          <text:p text:style-name="P2">Developed custom application for automagically managing cloudwatch alarms</text:p>
        </text:list-item>
        <text:list-item>
          <text:p text:style-name="P2">Automated deployments, including database changes and roll-back option using jenkins, chef, boto</text:p>
        </text:list-item>
        <text:list-item>
          <text:p text:style-name="P2">Provided training and support for previous position at WMS (playerslife.com) while continuing to fulfill duties at my new position</text:p>
        </text:list-item>
        <text:list-item>
          <text:p text:style-name="P2">Won WMS's 2013 "Above and Beyond" award for dedication and commitment to excellence</text:p>
        </text:list-item>
      </text:list>
      <text:h text:style-name="Heading_20_4" text:outline-level="4"><text:span text:style-name="T11">Senior</text:span><text:span text:style-name="T12"> </text:span><text:span text:style-name="T13">Gaming</text:span><text:span text:style-name="T14"> </text:span><text:span text:style-name="T15">Systems</text:span><text:span text:style-name="T16"> </text:span><text:span text:style-name="T17">Architect</text:span></text:h>
      <text:p text:style-name="First_20_paragraph">WMS Gaming | Chicago, IL<text:line-break/>January 2011 – December 2012 (2 years)</text:p>
      <text:p text:style-name="Text_20_body">One of two senior sysadmins responsible for maintaining a classic VMware/Linux data center hosting the django-based playerslife.com website and its java/tomcat backend services.</text:p>
      <text:p text:style-name="Text_20_body">Responsibilities:</text:p>
      <text:list text:style-name="L3">
        <text:list-item>
          <text:p text:style-name="P3">Support development and management with new features and environment/server requests</text:p>
        </text:list-item>
        <text:list-item>
          <text:p text:style-name="P3">Manage application deployment timeframe, communication, code deploy and mysql-cluster database</text:p>
        </text:list-item>
        <text:list-item>
          <text:p text:style-name="P3">Maintain very strict uptime for back-end java services and associated mysql-cluster (NDB) database</text:p>
        </text:list-item>
        <text:list-item>
          <text:p text:style-name="P3">Liaison with internal and customer technical staff to troubleshoot off-site client network connectivity and configuration issues</text:p>
        </text:list-item>
      </text:list>
      <text:p text:style-name="First_20_paragraph">Accomplishments:</text:p>
      <text:list text:style-name="L4">
        <text:list-item>
          <text:p text:style-name="P4">100% uptime for backend java service and mysql-cluster database</text:p>
        </text:list-item>
        <text:list-item>
          <text:p text:style-name="P4">Automated software deployments using Fabric (python)</text:p>
        </text:list-item>
        <text:list-item>
          <text:p text:style-name="P4">Setup Selenium Grid server for automating cross-platform browser testing</text:p>
        </text:list-item>
        <text:list-item>
          <text:p text:style-name="P4">Deployed Zabbix monitoring system</text:p>
        </text:list-item>
        <text:list-item>
          <text:p text:style-name="P4">Promoted to Principal Devops Engineer Interactive (above)</text:p>
        </text:list-item>
      </text:list>
      <text:h text:style-name="Heading_20_4" text:outline-level="4"><text:span text:style-name="T18">Systems</text:span><text:span text:style-name="T19"> </text:span><text:span text:style-name="T20">Administrator</text:span><text:span text:style-name="T21"> </text:span><text:span text:style-name="T22">I</text:span></text:h>
      <text:p text:style-name="First_20_paragraph">Playboy Enterprises, Inc. | Chicago, IL<text:line-break/>September 2009 – January 2011 (1 year 5 months)</text:p>
      <text:p text:style-name="Text_20_body">Junior systems administrator on a team with three other senior admins (two remote) responsible for maintaining a classic VMware datacenter of approximately 140 CentOS 5 nodes across 10 physical machines serving several hundred domains including playboy.com, playboyenterprises.com, clubjenna.com, and the Reality Gang properties.</text:p>
      <text:p text:style-name="Text_20_body">Technologies supported: Apache, F5 load balancers, mysql databases, NATS affiliate tracking system, FatWire CMS, Java/Tomcat, Java/JBoss, php</text:p>
      <text:h text:style-name="Heading_20_4" text:outline-level="4"><text:span text:style-name="T23">Deployment</text:span><text:span text:style-name="T24"> </text:span><text:span text:style-name="T25">Engineer</text:span></text:h>
      <text:p text:style-name="First_20_paragraph">thePlatform | Seattle, WA<text:line-break/>2008 – 2009 (1 year)</text:p>
      <text:list text:style-name="L5">
        <text:list-item>
          <text:p text:style-name="P5">Manage, deploy, and document Java services in production and staging environments.</text:p>
        </text:list-item>
        <text:list-item>
          <text:p text:style-name="P5">Work with developers, DBAs, and sysadmins to determine hardware, software, and monitoring requirements for new services.</text:p>
        </text:list-item>
        <text:list-item>
          <text:p text:style-name="P5">Serve as production gatekeeper in weekly change control meetings to ensure proposed deployments have been properly tested and that any prerequisites are in place.</text:p>
        </text:list-item>
        <text:list-item>
          <text:p text:style-name="P5">Advise management on associated risks with deployments.</text:p>
        </text:list-item>
        <text:list-item>
          <text:p text:style-name="P5">Create and maintain Capistrano (Ruby), sh, Perl, and Windows batch deployment scripts and diagnostic tools.</text:p>
        </text:list-item>
        <text:list-item>
          <text:p text:style-name="P5">Serve as subject matter expert on many applications.</text:p>
        </text:list-item>
      </text:list>
      <text:h text:style-name="Heading_20_4" text:outline-level="4"><text:span text:style-name="T26">Application</text:span><text:span text:style-name="T27"> </text:span><text:span text:style-name="T28">Support</text:span><text:span text:style-name="T29"> </text:span><text:span text:style-name="T30">Engineer</text:span></text:h>
      <text:p text:style-name="First_20_paragraph">thePlatform | Seattle, WA<text:line-break/>October 2007 – August 2008 (11 months)</text:p>
      <text:p text:style-name="Text_20_body">Advanced technical helpdesk and NOC engineer</text:p>
      <text:list text:style-name="L6">
        <text:list-item>
          <text:p text:style-name="P6">Provide phone and email support to customers of varying technical skill level (None to Senior Developer)</text:p>
        </text:list-item>
        <text:list-item>
          <text:p text:style-name="P6">Monitor and troubleshoot production servers and applications</text:p>
        </text:list-item>
        <text:list-item>
          <text:p text:style-name="P6">Handle outage triage with internal staff and customers</text:p>
        </text:list-item>
        <text:list-item>
          <text:p text:style-name="P6">Write custom Java/C# applications and code examples using our custom API</text:p>
        </text:list-item>
      </text:list>
      <text:p text:style-name="First_20_paragraph">Key Accomplishments:</text:p>
      <text:list text:style-name="L7">
        <text:list-item>
          <text:p text:style-name="P7">Help transition the company from Microsoft solutions to open-source/Linux</text:p>
        </text:list-item>
        <text:list-item>
          <text:p text:style-name="P7">Setup RHEL/Xen server for internal Linux training</text:p>
        </text:list-item>
        <text:list-item>
          <text:p text:style-name="P7">Create custom internal reports for management using standard unix tools, perl, Excel</text:p>
        </text:list-item>
        <text:list-item>
          <text:p text:style-name="P7">Promoted to Deployment Engineer (above)</text:p>
        </text:list-item>
      </text:list>
      <text:h text:style-name="Heading_20_3" text:outline-level="3"><text:span text:style-name="T31">Education</text:span></text:h>
      <text:h text:style-name="Heading_20_4" text:outline-level="4"><text:span text:style-name="T32">New</text:span><text:span text:style-name="T33"> </text:span><text:span text:style-name="T34">York</text:span><text:span text:style-name="T35"> </text:span><text:span text:style-name="T36">University</text:span></text:h>
      <text:p text:style-name="First_20_paragraph">Bachelor of Arts (B.A.) in Computer Science<text:line-break/>2003 – 2007<text:line-break/>Minors: Math, Philosoph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